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Text_20_body">
      <style:text-properties officeooo:rsid="0034ffb8" officeooo:paragraph-rsid="0034ffb8"/>
    </style:style>
    <style:style style:name="P16" style:family="paragraph" style:parent-style-name="Text_20_body">
      <style:text-properties officeooo:rsid="0037256f" officeooo:paragraph-rsid="0037256f"/>
    </style:style>
    <style:style style:name="P17" style:family="paragraph" style:parent-style-name="Text_20_body">
      <style:text-properties officeooo:rsid="003b3726" officeooo:paragraph-rsid="003e5903"/>
    </style:style>
    <style:style style:name="P18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19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0" style:family="paragraph" style:parent-style-name="Text_20_body">
      <style:text-properties officeooo:rsid="004e5c22" officeooo:paragraph-rsid="004e5c22"/>
    </style:style>
    <style:style style:name="P21" style:family="paragraph" style:parent-style-name="Text_20_body">
      <style:text-properties officeooo:rsid="0053061b" officeooo:paragraph-rsid="0053061b"/>
    </style:style>
    <style:style style:name="P22" style:family="paragraph" style:parent-style-name="Text_20_body">
      <style:text-properties officeooo:rsid="0054b74f" officeooo:paragraph-rsid="0054b74f"/>
    </style:style>
    <style:style style:name="P23" style:family="paragraph" style:parent-style-name="Text_20_body">
      <style:text-properties officeooo:rsid="0055594a" officeooo:paragraph-rsid="0055594a"/>
    </style:style>
    <style:style style:name="P24" style:family="paragraph" style:parent-style-name="Text_20_body">
      <style:text-properties officeooo:rsid="0057c10d" officeooo:paragraph-rsid="0064698b"/>
    </style:style>
    <style:style style:name="P25" style:family="paragraph" style:parent-style-name="Text_20_body">
      <style:text-properties officeooo:rsid="00581c75" officeooo:paragraph-rsid="00581c75"/>
    </style:style>
    <style:style style:name="P26" style:family="paragraph" style:parent-style-name="Text_20_body">
      <style:text-properties officeooo:paragraph-rsid="0064698b"/>
    </style:style>
    <style:style style:name="P27" style:family="paragraph" style:parent-style-name="Text_20_body">
      <style:text-properties officeooo:rsid="00664b99" officeooo:paragraph-rsid="00664b99"/>
    </style:style>
    <style:style style:name="P28" style:family="paragraph" style:parent-style-name="Text_20_body">
      <style:text-properties officeooo:rsid="00687a50" officeooo:paragraph-rsid="00687a50"/>
    </style:style>
    <style:style style:name="P29" style:family="paragraph" style:parent-style-name="Text_20_body">
      <style:text-properties officeooo:rsid="006c48d6" officeooo:paragraph-rsid="006c48d6"/>
    </style:style>
    <style:style style:name="P30" style:family="paragraph" style:parent-style-name="Text_20_body">
      <style:text-properties officeooo:rsid="006e0453" officeooo:paragraph-rsid="006e0453"/>
    </style:style>
    <style:style style:name="P31" style:family="paragraph" style:parent-style-name="Text_20_body">
      <style:text-properties officeooo:rsid="0071b47b" officeooo:paragraph-rsid="0071b47b"/>
    </style:style>
    <style:style style:name="P32" style:family="paragraph" style:parent-style-name="Text_20_body">
      <style:text-properties officeooo:rsid="0071ed16" officeooo:paragraph-rsid="0071ed16"/>
    </style:style>
    <style:style style:name="P33" style:family="paragraph" style:parent-style-name="Heading_20_1">
      <style:text-properties officeooo:rsid="0034ffb8" officeooo:paragraph-rsid="0034ffb8"/>
    </style:style>
    <style:style style:name="P34" style:family="paragraph" style:parent-style-name="Heading_20_1">
      <style:text-properties officeooo:rsid="002ddd9f" officeooo:paragraph-rsid="006c48d6"/>
    </style:style>
    <style:style style:name="P35" style:family="paragraph" style:parent-style-name="Heading_20_1">
      <style:text-properties officeooo:rsid="0022a503" officeooo:paragraph-rsid="0022a503"/>
    </style:style>
    <style:style style:name="P36" style:family="paragraph" style:parent-style-name="Heading_20_1">
      <style:text-properties officeooo:rsid="001d247e" officeooo:paragraph-rsid="00277837"/>
    </style:style>
    <style:style style:name="P37" style:family="paragraph" style:parent-style-name="Heading_20_1">
      <style:text-properties officeooo:rsid="007429df" officeooo:paragraph-rsid="007429df"/>
    </style:style>
    <style:style style:name="P38" style:family="paragraph" style:parent-style-name="Text_20_body" style:list-style-name="L1">
      <style:text-properties officeooo:rsid="002ddd9f" officeooo:paragraph-rsid="002ddd9f"/>
    </style:style>
    <style:style style:name="P39" style:family="paragraph" style:parent-style-name="Text_20_body" style:list-style-name="L1">
      <style:text-properties officeooo:rsid="00311d8b" officeooo:paragraph-rsid="00311d8b"/>
    </style:style>
    <style:style style:name="P40" style:family="paragraph" style:parent-style-name="Text_20_body" style:list-style-name="L1">
      <style:text-properties officeooo:rsid="00327102" officeooo:paragraph-rsid="00327102"/>
    </style:style>
    <style:style style:name="P41" style:family="paragraph" style:parent-style-name="Text_20_body">
      <style:text-properties officeooo:rsid="007429df" officeooo:paragraph-rsid="007429df"/>
    </style:style>
    <style:style style:name="P42" style:family="paragraph" style:parent-style-name="Text_20_body">
      <style:text-properties officeooo:rsid="0075c65d" officeooo:paragraph-rsid="0075c65d"/>
    </style:style>
    <style:style style:name="P43" style:family="paragraph" style:parent-style-name="Text_20_body">
      <style:text-properties officeooo:rsid="0076bedd" officeooo:paragraph-rsid="0076bedd"/>
    </style:style>
    <style:style style:name="P44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 officeooo:rsid="005ceadd"/>
    </style:style>
    <style:style style:name="T26" style:family="text">
      <style:text-properties officeooo:rsid="005e7169"/>
    </style:style>
    <style:style style:name="T27" style:family="text">
      <style:text-properties officeooo:rsid="005f716f"/>
    </style:style>
    <style:style style:name="T28" style:family="text">
      <style:text-properties officeooo:rsid="0061480d"/>
    </style:style>
    <style:style style:name="T29" style:family="text">
      <style:text-properties officeooo:rsid="00634659"/>
    </style:style>
    <style:style style:name="T30" style:family="text">
      <style:text-properties officeooo:rsid="006423c5"/>
    </style:style>
    <style:style style:name="T31" style:family="text">
      <style:text-properties officeooo:rsid="0064698b"/>
    </style:style>
    <style:style style:name="T32" style:family="text">
      <style:text-properties officeooo:rsid="0067450f"/>
    </style:style>
    <style:style style:name="T33" style:family="text">
      <style:text-properties officeooo:rsid="0069876d"/>
    </style:style>
    <style:style style:name="T34" style:family="text">
      <style:text-properties officeooo:rsid="006a5eb9"/>
    </style:style>
    <style:style style:name="T35" style:family="text">
      <style:text-properties officeooo:rsid="006bd849"/>
    </style:style>
    <style:style style:name="T36" style:family="text">
      <style:text-properties officeooo:rsid="006ff33b"/>
    </style:style>
    <style:style style:name="T37" style:family="text">
      <style:text-properties officeooo:rsid="0070dd86"/>
    </style:style>
    <style:style style:name="T38" style:family="text">
      <style:text-properties officeooo:rsid="00722fcf"/>
    </style:style>
    <style:style style:name="T39" style:family="text">
      <style:text-properties officeooo:rsid="0075c65d"/>
    </style:style>
    <style:style style:name="T40" style:family="text">
      <style:text-properties officeooo:rsid="0076b968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37" text:outline-level="1" text:is-list-header="true">Feb 22, 2023</text:h>
      <text:p text:style-name="P41">In the C++ version of the Adapter class, remove the class factory for creating the main DataReaderWriterImpl class and replace it with a functional DataReaderWriter class declared in a header file and defined in the DataReaderWriter.cpp file. <text:s/><text:span text:style-name="T39">This will make the C++ example closer to the C# example and will remove the obscuring IDataReaderWriter interface, which does not contribute to the example.</text:span></text:p>
      <text:p text:style-name="P42"><text:span text:style-name="T40">I already did the </text:span>same thing for the Bridge class, <text:span text:style-name="T40">so no changes needed there</text:span>.</text:p>
      <text:p text:style-name="P43">Updated testpage.html and testhighlight.html with the latest version of the Adapter example.</text:p>
      <text:h text:style-name="P33" text:outline-level="1" text:is-list-header="true">Feb 21, 2023</text:h>
      <text:p text:style-name="P15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16">So what would that look like? <text:s/>I'm sure a diagram, possibly UML, would be in order for each example. <text:s/>I already have some focus in the descriptions for each example.</text:p>
      <text:p text:style-name="P17">For example:</text:p>
      <text:p text:style-name="P18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19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17"><text:soft-page-break/><draw:g text:anchor-type="as-char" draw:z-index="0" draw:name="Group object 1" draw:style-name="gr1"><draw:custom-shape draw:name="Shape 1" draw:style-name="gr2" draw:text-style-name="P45" svg:width="2.3004in" svg:height="2.2189in" svg:x="0in" svg:y="0in"><text:p text:style-name="P44"><text:span text:style-name="T41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46" xml:id="id2" draw:id="id2" svg:width="1.1098in" svg:height="1.2713in" svg:x="3.7in" svg:y="0.4264in"><text:p text:style-name="P44"><text:span text:style-name="T41">External</text:span></text:p><text:p text:style-name="P44"><text:span text:style-name="T41">component</text:span></text:p><draw:enhanced-geometry svg:viewBox="0 0 21600 21600" draw:type="rectangle" draw:enhanced-path="M 0 0 L 21600 0 21600 21600 0 21600 0 0 Z N"/></draw:custom-shape><draw:custom-shape draw:name="Shape 11" draw:style-name="gr4" draw:text-style-name="P48" svg:width="0.5543in" svg:height="0.3307in" svg:x="0.3457in" svg:y="0.1634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48" svg:width="0.5539in" svg:height="0.3307in" svg:x="1.4in" svg:y="0.1437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50" xml:id="id1" draw:id="id1" svg:width="0.635in" svg:height="0.4335in" svg:x="1.4252in" svg:y="0.8437in"><text:p text:style-name="P49"><text:span text:style-name="T43">Adapter</text:span></text:p><text:p text:style-name="P49"><text:span text:style-name="T43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4" draw:text-style-name="P48" svg:width="0.5543in" svg:height="0.3307in" svg:x="1.3709in" svg:y="1.4882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4" draw:text-style-name="P48" svg:width="0.5543in" svg:height="0.3307in" svg:x="0.6209in" svg:y="1.7437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48" svg:width="0.5539in" svg:height="0.3307in" svg:x="0.7in" svg:y="1.3382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7" draw:text-style-name="P48" svg:width="0.5543in" svg:height="0.3303in" svg:x="0.7957in" svg:y="0.5189in"><text:p text:style-name="P47"><text:span text:style-name="T42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8" draw:text-style-name="P51" draw:type="line" svg:x1="2.0598in" svg:y1="1.0602in" svg:x2="3.7in" svg:y2="1.0614in" draw:start-shape="id1" draw:start-glue-point="1" draw:end-shape="id2" draw:end-glue-point="3" svg:d="M5232-126l4166 3" svg:viewBox="0 0 4168 5"><text:p/></draw:connector></draw:g></text:p>
      <text:p text:style-name="P20"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1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2"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HTML-based Syntax-Highlighting</text:h>
      <text:p text:style-name="P23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27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oft-page-break/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25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6">(and generally should, according to HTML5 draft guidelines)</text:span>. <text:s/>The &lt;code&gt; tag specifies the <text:span text:style-name="T24">language highlighting style to use (for example, </text:span><text:span text:style-name="T25">class="language-clike"</text:span><text:span text:style-name="T24">). <text:s/></text:span><text:span text:style-name="T27">Visual Studio does not do thi</text:span><text:span text:style-name="T28">s. <text:s/></text:span><text:span text:style-name="T29">The babel-plugin-prismjs plugin is recommended for wrangling languages and other plugins for prism (</text:span><text:a xlink:type="simple" xlink:href="https://github.com/mAAdhaTTah/babel-plugin-prismjs" text:style-name="Internet_20_link" text:visited-style-name="Visited_20_Internet_20_Link"><text:span text:style-name="T29">https://github.com/mAAdhaTTah/babel-plugin-prismjs</text:span></text:a><text:span text:style-name="T29">). <text:s/>Babel uses a configuration file to specify the languages and plugins to load when initialized. <text:s/></text:span><text:span text:style-name="T30">Prism can be used from the command line to convert files to HTML.</text:span></text:p>
      <text:p text:style-name="P24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26"><text:span text:style-name="T35">Found a</text:span><text:span text:style-name="T31">nother web-based </text:span><text:a xlink:type="simple" xlink:href="https://codebeautify.org/code-highlighter" text:style-name="Internet_20_link" text:visited-style-name="Visited_20_Internet_20_Link"><text:span text:style-name="T31">code highlighter</text:span></text:a><text:span text:style-name="T31">, a tool that is part of the </text:span><text:a xlink:type="simple" xlink:href="https://codebeautify.org/" text:style-name="Internet_20_link" text:visited-style-name="Visited_20_Internet_20_Link"><text:span text:style-name="T31">Code Beautify site</text:span></text:a><text:span text:style-name="T31">. <text:s/></text:span><text:span text:style-name="T32">Paste the code, select the theme, and presto. <text:s/>One of the themes is VS, so it highlights as though from Visual Studio.</text:span></text:p>
      <text:p text:style-name="P28">Either I commit to using some<text:span text:style-name="T33">thing</text:span> in the page such as highlight.js or Prism.js or I use Prism.js locally as part of <text:span text:style-name="T34">a</text:span> build process to generate the static HTML pages.</text:p>
      <text:p text:style-name="P29"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29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29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0">Finally, modified onload() function to add the following as the last line:</text:p>
      <text:p text:style-name="Code">highlightCode();</text:p>
      <text:p text:style-name="P30"><text:soft-page-break/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0">and then copied the source code for the Adapter_Exercise() from C# and C++ into the appropriate &lt;pre&gt;&lt;code&gt; blocks. <text:s/><text:span text:style-name="T37">I replaced '&lt;' with '&amp;lt;' and '&gt;' with '&amp;gt;'.</text:span> <text:s/>Loaded the <text:span text:style-name="T36">testhighlight.html </text:span>page <text:span text:style-name="T36">in Firefox</text:span> and it worked!</text:p>
      <text:p text:style-name="P32">Note: The unpacked files are 2.7 megabytes in size. <text:s/>Yikes!</text:p>
      <text:h text:style-name="Heading_20_2" text:outline-level="2" text:is-list-header="true">Code Cleanup</text:h>
      <text:p text:style-name="P31">Moved the styles for explanations to explain.cs and the styles for the multipanel tabs to multipanel.css. <text:s/>Modified testpage.html and testhighlight.html to <text:span text:style-name="T38">load</text:span> these style sheets.</text:p>
      <text:h text:style-name="P34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Some problems:</text:p>
      <text:list text:style-name="L1">
        <text:list-item>
          <text:p text:style-name="P38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39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40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40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<text:soft-page-break/>Committed my latest changes with the formatting changes.</text:p>
      <text:h text:style-name="P35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<text:soft-page-break/>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Oh, and I copied over the replace() function from my stdlib library, which also picked up the strstri() function. <text:s/>These files live in the cplusplus/helpers directory.</text:p>
      <text:h text:style-name="P36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7"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<text:soft-page-break/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2T00:16:41.112000000</dc:date>
    <dc:creator>Stephen P Lepisto</dc:creator>
    <meta:editing-duration>PT7H42M59S</meta:editing-duration>
    <meta:editing-cycles>43</meta:editing-cycles>
    <meta:generator>LibreOffice/7.4.4.2$Windows_X86_64 LibreOffice_project/85569322deea74ec9134968a29af2df5663baa21</meta:generator>
    <meta:document-statistic meta:table-count="0" meta:image-count="0" meta:object-count="0" meta:page-count="7" meta:paragraph-count="111" meta:word-count="2228" meta:character-count="14376" meta:non-whitespace-character-count="12027"/>
  </office:meta>
</office:document-meta>
</file>